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0pt" fo:language="en" fo:country="US" fo:font-style="italic" fo:font-weight="normal"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style:font-name="Liberation Sans" fo:language="en" fo:country="US"/>
    </style:style>
    <style:style style:name="P3" style:family="paragraph" style:parent-style-name="Text_20_body">
      <style:text-properties style:font-name="Liberation Sans"/>
    </style:style>
    <style:style style:name="P4" style:family="paragraph" style:parent-style-name="Text_20_body">
      <style:text-properties style:font-name="Liberation Sans" fo:font-weight="bold" style:font-weight-asian="bold" style:font-weight-complex="bold"/>
    </style:style>
    <style:style style:name="P5" style:family="paragraph" style:parent-style-name="Text_20_body">
      <style:paragraph-properties fo:text-align="justify" style:justify-single-word="false"/>
      <style:text-properties style:font-name="Liberation Sans" fo:language="en" fo:country="US" fo:font-weight="normal" style:font-weight-asian="normal" style:font-weight-complex="normal"/>
    </style:style>
    <style:style style:name="P6" style:family="paragraph" style:parent-style-name="Text_20_body">
      <style:paragraph-properties fo:text-align="justify" style:justify-single-word="false"/>
      <style:text-properties style:font-name="Liberation Sans" fo:language="en" fo:country="US" fo:font-style="normal" fo:font-weight="normal" style:font-style-asian="normal" style:font-weight-asian="normal" style:font-style-complex="normal" style:font-weight-complex="normal"/>
    </style:style>
    <style:style style:name="P7" style:family="paragraph" style:parent-style-name="Heading_20_2">
      <style:text-properties style:font-name="Liberation Sans" fo:language="en" fo:country="US"/>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lectual Piracy and the Origins of American Industrial Power</text:p>
      <text:p text:style-name="P2">DORON S. BEN-ATAR</text:p>
      <text:h text:style-name="P7" text:outline-level="2">CHAPTER 1</text:h>
      <text:p text:style-name="P3"/>
      <text:p text:style-name="P4"><text:span text:style-name="T1">Knowledge</text:span> as Property in the International State System</text:p>
      <text:p text:style-name="P5">Intellectual property is a historical development of the last five hundred years. In the ancient world, once a machine was developed and gained acceptance, its fate was beyond the inventors' control. Inventions were distinct forms of nonmaterial commodities 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p>
      <text:p text:style-name="P5">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text:soft-page-break/>certain group of judges that his innovation was useful was awarded a payment in cash by the state.<text:note text:id="ftn1" text:note-class="footnote"><text:note-citation>1</text:note-citation><text:note-body><text:p text:style-name="Footnote"/></text:note-body></text:note> Other 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note text:id="ftn2" text:note-class="footnote"><text:note-citation>2</text:note-citation><text:note-body><text:p text:style-name="Footnote"/></text:note-body></text:note></text:p>
      <text:p text:style-name="P5">Modern discussion of intellectual 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note text:id="ftn3" text:note-class="footnote"><text:note-citation>3</text:note-citation><text:note-body><text:p text:style-name="Footnote"/></text:note-body></text:note></text:p>
      <text:p text:style-name="P5">Natural rights and utilitarian arguments combined 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 text:style-name="T2">Labour</text:span><text:span text:style-name="T3"> of his Body, and the </text:span><text:span text:style-name="T2">Work</text:span><text:span text:style-name="T3"> of his Hands, we may say, are properly his. Whatsoever then he removes out of the State that Nature hath provided, and left it in, he hath mixed his </text:span><text:span text:style-name="T2">Labour</text:span><text:span text:style-name="T3"> with, and joyned to it something that is his own, and thereby makes it his </text:span><text:span text:style-name="T2">Property.”</text:span><text:span text:style-name="T2"><text:note text:id="ftn4" text:note-class="footnote"><text:note-citation>4</text:note-citation><text:note-body><text:p text:style-name="Footnote"/></text:note-body></text:note></text:span><text:span text:style-name="T2"> </text:span><text:span text:style-name="T3">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text:span><text:soft-page-break/><text:span text:style-name="T3">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5"><text:span text:style-name="T3">Natural rights arguments bridge the tension that is inherent in a patent system between capitalism's 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3"><text:note text:id="ftn5" text:note-class="footnote"><text:note-citation>5</text:note-citation><text:note-body><text:p text:style-name="Footnote"/></text:note-body></text:note></text:span></text:p>
      <text:p text:style-name="P5"><text:span text:style-name="T3">But natural rights association of intellectual and physical property is problematic. First, physical property is inherently a zero-sumgame while knowledge is no. An owner of an ax loses his ability to user it when it is stolen. An inventor, however, can use his invention even when others duplicate it. The impact of technology piracy on the inventor is the loss 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5"><text:span text:style-name="T3">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ext:span><text:soft-page-break/><text:span text:style-name="T3">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3"><text:note text:id="ftn6" text:note-class="footnote"><text:note-citation>6</text:note-citation><text:note-body><text:p text:style-name="Footnote"/></text:note-body></text:note></text:span></text:p>
      <text:p text:style-name="P5"><text:span text:style-name="T3">S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Success depended on the ability 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3"><text:note text:id="ftn7" text:note-class="footnote"><text:note-citation>7</text:note-citation><text:note-body><text:p text:style-name="Footnote"/></text:note-body></text:note></text:span></text:p>
      <text:p text:style-name="P5">Success in obtaining state-sanctioned monopoly depended on the ability of would-be patentees to persuade governmental bodies with coercive powers that the innovations they championed were in 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text:soft-page-break/>depended on the ability of first users to persuade society to coerce others to respect their monopoly.</text:p>
      <text:p text:style-name="P5">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5">Early modern patent law did not distinguish between inventors on the one hand, and introducers of skills, devices, or processes from abroad on the other. In fact, in the precapitalist world, introducers enjoyed 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p>
      <text:p text:style-name="P5">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5">The English state did not grant patents to inventors until 1623, when James I issued the first <text:soft-page-break/>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9"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2">Liarder v. Johnson </text:span><text:span text:style-name="T3">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3"><text:note text:id="ftn10" text:note-class="footnote"><text:note-citation>10</text:note-citation><text:note-body><text:p text:style-name="Footnote"/></text:note-body></text:note></text:span></text:p>
      <text:p text:style-name="P5">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chnological advantage by preventing competitors 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note text:id="ftn11" text:note-class="footnote"><text:note-citation>11</text:note-citation><text:note-body><text:p text:style-name="Footnote"/></text:note-body></text:note></text:p>
      <text:p text:style-name="P5">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text:soft-page-break/>manufactured goods.<text:note text:id="ftn12" text:note-class="footnote"><text:note-citation>12</text:note-citation><text:note-body><text:p text:style-name="Footnote"/></text:note-body></text:note></text:p>
      <text:p text:style-name="P5">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in the eighteenth century. The wave of innovations enabled English manufacturers to meet the growing demand for English finished goods around the world and even the loss of the North American colonies in the 1770s did not affect Britain's industrial dominance.<text:note text:id="ftn13" text:note-class="footnote"><text:note-citation>13</text:note-citation><text:note-body><text:p text:style-name="Footnote"/></text:note-body></text:note></text:p>
      <text:p text:style-name="P5">Rivals looked upon the rise of English 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text:soft-page-break/>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note text:id="ftn14" text:note-class="footnote"><text:note-citation>14</text:note-citation><text:note-body><text:p text:style-name="Footnote"/></text:note-body></text:note></text:p>
      <text:p text:style-name="P5">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5" text:note-class="footnote"><text:note-citation>15</text:note-citation><text:note-body><text:p text:style-name="Footnote"/></text:note-body></text:note></text:p>
      <text:p text:style-name="P5">Paradoxically, the battery of regulations against the export of machinery and migration of skilled workers stimulated rather than suppressed efforts to recruit artisans and get hold of protected machinery. Industrial espionage and technology piracy were common practice for practically every European Country with any ambitions to industrialize. The tsarist government heavily sponsored the 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text:soft-page-break/>revolutionary and Napoleonic periods.<text:note text:id="ftn16" text:note-class="footnote"><text:note-citation>16</text:note-citation><text:note-body><text:p text:style-name="Footnote"/></text:note-body></text:note></text:p>
      <text:p text:style-name="P5">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barriers against the outflow of <text:s/>technology. As continental observers marveled at the British innovations, British firms continued to seek various continental industrial techn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note text:id="ftn17" text:note-class="footnote"><text:note-citation>17</text:note-citation><text:note-body><text:p text:style-name="Footnote"/></text:note-body></text:note></text:p>
      <text:p text:style-name="P5">Industrial espionage by states and individuals only partly accounts for the failure of states to confine the fruits of innovations to their national borders. As early as 1699 the great German mathematician and philosopher, Gottfried Wilhelm Leibniz, argued in his <text:span text:style-name="T2">Memorandum on the founding of a Learned Society in Germany </text:span><text:span text:style-name="T4">that</text:span><text:span text:style-name="T3"> the growth of European scientific enterprise depended on free communication among scientists of different nations. Growing communication among academics, scientists, and intellectuals further undermined official efforts to control the diffusion of knowledge. Modern distinctions between theoretical knowledge and practical applications do not apply to the eighteenth century. Men of science often dabbled in inventions. The advance in scientific knowledge taught men of letters all over Europe why certain innovations worked. Technological breakthroughs and scientific discoveries were reported in the same journals, making them widely accessible and allowing innovators to build on the discoveries of colleagues all over the continent. Measurements and calculations that underlay the Scientific Revolution of the seventeenth century had frequently an immediate practical application. The popularization of the scientific enterprise in the eighteenth century coincided with increased specialization in production and accelerated the links between utility and science.</text:span><text:span text:style-name="T3"><text:note text:id="ftn18" text:note-class="footnote"><text:note-citation>18</text:note-citation><text:note-body><text:p text:style-name="Footnote"/></text:note-body></text:note></text:span></text:p>
      <text:p text:style-name="P5"><text:span text:style-name="T3">In this highly competitive atmosphere, governments, not to be outdone by rivals, invested in the development of scientific and intellectual institutions. Many academies were founded in </text:span><text:soft-page-break/><text:span text:style-name="T3">eighteenth century England, France, Germany, and Italy. The British government patronized the arts and sciences. In France alone more that a hundred academies were established from 1799 to 1776. Knowledge gained in these endeavors was not kept from rivals and competitors. On the contrary, most European academies published proceedings that were devoted to summarizing and popularizing advances in knowledge. Victory in this competitive culture involved advertising accomplishments—a practice that ran counter to efforts to keep knowledge exclusive to one nation. The London Royal Society of Arts displayed in its public gallery models that had been entered in its periodic contests for the bets solutions to particular technological problems. The most important example of the internationalization of knowledge in the eighteenth century was the Encyclopedia. An impressive display of the state of knowledge around the middle of the eighteenth century, this collective accomplishment of the French Enlightenment included entries on arts and crafts, philosophy, politics, theology, and language. Articles displaying cross-references manifested the view that all knowledge is related and dependent on other knowledge. The state of war that characterized Anglo-French relations for much of the eighteenth the two nations. These wars, for the most part, took place in the colonies, and in contrast to the bloody seventeenth century, most European nations in the eighteenth century, with the exception of Prussia, were spared the horrors and devastation of wars from the end of the war of the French Revolution in 1792. Peace made restrictions on the diffusion of technology difficult to enforce.</text:span><text:span text:style-name="T3"><text:note text:id="ftn19" text:note-class="footnote"><text:note-citation>19</text:note-citation><text:note-body><text:p text:style-name="Footnote"/></text:note-body></text:note></text:span></text:p>
      <text:p text:style-name="P5"><text:span text:style-name="T3">Eighteenth-century Europe saw a dramatic acceleration in geographic mobility. Rapid demographic growth, from eighty-one million people in 1700 to one hundred twenty-three million in 1800, placed additional demands on the diminishing supply of agriculture and the absence of bloody conflicts allowed and increasing number of people to move into urban areas. Industrialization was not confined to the growing commercial urban centers. Industrialization was not confined to the growing commercial urban centers. In search of lowering the cost of production, capitalists invested in rural areas, creating vibrant rural industries. The productive process connected distant economies. Goods produced in villages were finished in towns and marketed across national and continental borders. The emerging market capitalism and the Industrial Revolution tied workers, in urban centers and remote rural areas alike, into the web of Europe's growing economy. Naturally, those who did not own land and who consequently made a living off the emerging cottage industries were the most mobile. For the first time in Europe's history hundreds of thousands of individuals literally packed up and left their homes and cultures in search of livelihoods in other countries. Confining workers to a particular locality became all the more difficult in this context of rising mobility and massive displacements.</text:span><text:span text:style-name="T3"><text:note text:id="ftn20" text:note-class="footnote"><text:note-citation>20</text:note-citation><text:note-body><text:p text:style-name="Footnote"/></text:note-body></text:note></text:span></text:p>
      <text:p text:style-name="P5"><text:span text:style-name="T3">What stood in the way of technology diffusion in the eighteenth century, above all, was the centrality of the artisan to the new methods. Many of the important innovations that were so instrumental in quickening the pace and lowering the costs of production were adjustments by </text:span><text:soft-page-break/><text:span text:style-name="T3">individuals artisans. Technical knowledge was organized like a pyramid with steeply pitched sides. In every industry there were a few knowledgeable artisans. The level of technical skill beyond this select few was markedly inferior. The empirical origins and craft basis of the new technology meant that little of it was put into writing, less into print, and even what was published was difficult to copy. The most efficient and direct way acquiring new technology was to entice artisans with the right skills to migrate.</text:span><text:span text:style-name="T3"><text:note text:id="ftn21" text:note-class="footnote"><text:note-citation>21</text:note-citation><text:note-body><text:p text:style-name="Footnote"/></text:note-body></text:note></text:span></text:p>
      <text:p text:style-name="P6">The growing geographical mobility of the era combined with promises of patent monopolies and cash rewards undermined states' efforts to control the diffusion of technology. The American republic was born into a world that could no resolve the tension between national economic development and international intellectual property. The following pages chronicle the particular American manner of living with and resolving the tension. They analyze the manner in which underdeveloped former British colonies on the Atlantic North American coast that cared little about the rights of foreign inventors emerged as the primary agents of state-bounded intellectual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12-22T09:48:13.573286725</dc:date>
    <dc:creator>Guillermo Lengemann</dc:creator>
    <meta:editing-duration>P5DT14H37M34S</meta:editing-duration>
    <meta:editing-cycles>27</meta:editing-cycles>
    <meta:generator>LibreOffice/4.3.3.2$Linux_X86_64 LibreOffice_project/430m0$Build-2</meta:generator>
    <meta:document-statistic meta:table-count="0" meta:image-count="0" meta:object-count="0" meta:page-count="11" meta:paragraph-count="30" meta:word-count="5119" meta:character-count="33908" meta:non-whitespace-character-count="28818"/>
  </office:meta>
</office:document-meta>
</file>